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18nUtils.matchesI18nNamespace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18nUtils.findLocale( Map objectModel , String attribute , Parameters parameters , Locale defaultLocale , boolean useLocale , boolean useLocales , boolean useBlankLocale , LocaleValidator tes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I18nUtils.parseLocale( String localeString , Locale default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18nUtils.findLocale( Map objectModel , String attribute , Parameters parameters , Locale defaultLocale , boolean use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Utils.parseLocale( String local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Utils.I18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18nUtils.storeLocale( Map objectModel , String attribute , String locale , boolean storeInRequest , boolean storeInSession , boolean storeInCookie , boolean create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